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Title" style:master-page-name="Standard">
      <style:paragraph-properties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zhoodebqq4qo"/>Tutorial 4 - Dash</text:p>
      <text:list xml:id="list3379080490" text:style-name="WWNum1">
        <text:list-item>
          <text:p text:style-name="P1">Navigate to the CharacterScript used in both tutorial 1 and 3</text:p>
        </text:list-item>
        <text:list-item>
          <text:p text:style-name="P1">Create 2 private bools named readyToDashOne and readyToDashTwo</text:p>
        </text:list-item>
        <text:list-item>
          <text:p text:style-name="P1">Create a new function named “Dash” using void Dash()</text:p>
        </text:list-item>
        <text:list-item>
          <text:p text:style-name="P1">Set readyToDashTwo to false</text:p>
        </text:list-item>
        <text:list-item>
          <text:p text:style-name="P1">Use the code “rb.AddForce(Orientation.forward * 160.0f, ForceMode.Impulse)” to launch the player forward in the direction it is facing, the 160.0f is the scale for the power</text:p>
        </text:list-item>
        <text:list-item>
          <text:p text:style-name="P1">Put the code “Invoke(“ResetDash”, 1.0f)” below to invoke the ResetDash function that we will make right after</text:p>
        </text:list-item>
        <text:list-item>
          <text:p text:style-name="P1">Create a new function named ResetDash below Dash</text:p>
        </text:list-item>
        <text:list-item>
          <text:p text:style-name="P1">Set readyToDashTwo to true inside of it</text:p>
        </text:list-item>
        <text:list-item>
          <text:p text:style-name="P1">Go to the MyInput function above</text:p>
        </text:list-item>
        <text:list-item>
          <text:p text:style-name="P1">Use the condition “if (Input.GetMouseButtonDown(1) &amp;&amp; readyToDashOne == true &amp;&amp; readyToDashTwo == true)” <text:s/>to make sure left click is down and that the dash is available</text:p>
        </text:list-item>
        <text:list-item>
          <text:p text:style-name="P1">Inside of the condition set readyToDashOne to false and fire the Dash function using Dash()</text:p>
        </text:list-item>
        <text:list-item>
          <text:p text:style-name="P1">Create a new condition below if (Input.GetMouseButtonDown(1) &amp;&amp; readyToDashOne == false) to make sure that the next frame left click is registered, readyToDashOne must be false</text:p>
        </text:list-item>
        <text:list-item>
          <text:p text:style-name="P1">Inside of this condition set readyToDashOne to true</text:p>
        </text:list-item>
      </text:list>
      <text:p text:style-name="P2">The purpose of having 2 separate conditions is because the game runs the Dash function every frame if the left click is held. Creating two variables allows the dash to be locked off for as long as necessary.</text:p>
      <text:p text:style-name="P2">This tutorial was much shorter as the Dash mechanic is very simple in most games but is vital to a lot of the world exploration in them, so I felt it was necessary for me to crea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Justin Briggs</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266" meta:character-count="1523" meta:non-whitespace-character-count="1286"/>
    <meta:generator>LibreOfficeDev/6.0.5.2$Linux_X86_64 LibreOffice_project/</meta:generator>
  </office:meta>
</office:document-meta>
</file>